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3e6" officeooo:paragraph-rsid="00018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emailemail@email.com" text:style-name="Internet_20_link" text:visited-style-name="Visited_20_Internet_20_Link">emailemail@email.com</text:a></text:p>
      <text:p text:style-name="P1"/>
      <text:p text:style-name="P1">justanotheremail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9:58:07.281288167</meta:creation-date>
    <dc:date>2023-04-26T20:00:58.956673645</dc:date>
    <meta:editing-duration>PT1M7S</meta:editing-duration>
    <meta:editing-cycles>1</meta:editing-cycles>
    <meta:document-statistic meta:table-count="0" meta:image-count="0" meta:object-count="0" meta:page-count="1" meta:paragraph-count="2" meta:word-count="2" meta:character-count="40" meta:non-whitespace-character-count="40"/>
    <meta:generator>LibreOffice/7.3.7.2$Linux_X86_64 LibreOffice_project/30$Build-2</meta:generator>
  </office:meta>
</office:document-meta>
</file>